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9ae9"/>
    </style:style>
    <style:style style:name="P2" style:family="paragraph" style:parent-style-name="Standard">
      <style:text-properties officeooo:rsid="001a9ae9" officeooo:paragraph-rsid="001a9ae9"/>
    </style:style>
    <style:style style:name="P3" style:family="paragraph" style:parent-style-name="Standard">
      <style:text-properties officeooo:rsid="001a9ae9" officeooo:paragraph-rsid="001c121c"/>
    </style:style>
    <style:style style:name="P4" style:family="paragraph" style:parent-style-name="Standard">
      <style:text-properties officeooo:paragraph-rsid="001997ea"/>
    </style:style>
    <style:style style:name="P5" style:family="paragraph" style:parent-style-name="Standard">
      <style:text-properties officeooo:rsid="001c121c" officeooo:paragraph-rsid="001c121c"/>
    </style:style>
    <style:style style:name="P6" style:family="paragraph" style:parent-style-name="Standard">
      <style:text-properties fo:font-weight="bold" officeooo:rsid="001c121c" officeooo:paragraph-rsid="001c121c" style:font-weight-asian="bold" style:font-weight-complex="bold"/>
    </style:style>
    <style:style style:name="P7" style:family="paragraph" style:parent-style-name="Standard">
      <style:text-properties officeooo:paragraph-rsid="001c121c"/>
    </style:style>
    <style:style style:name="P8" style:family="paragraph" style:parent-style-name="Standard">
      <style:text-properties style:text-underline-style="solid" style:text-underline-width="auto" style:text-underline-color="font-color" officeooo:rsid="001997ea" officeooo:paragraph-rsid="001a9ae9"/>
    </style:style>
    <style:style style:name="P9" style:family="paragraph" style:parent-style-name="Standard">
      <style:text-properties style:text-underline-style="solid" style:text-underline-width="auto" style:text-underline-color="font-color" officeooo:rsid="001c121c" officeooo:paragraph-rsid="001c121c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b51e" officeooo:paragraph-rsid="0020b51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a9ae9" officeooo:paragraph-rsid="001a9ae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paragraph-rsid="001a9ae9" style:font-weight-asian="bold" style:font-weight-complex="bold"/>
    </style:style>
    <style:style style:name="P13" style:family="paragraph" style:parent-style-name="Standard">
      <style:text-properties style:text-underline-style="none" officeooo:rsid="001c121c" officeooo:paragraph-rsid="001c121c"/>
    </style:style>
    <style:style style:name="P14" style:family="paragraph" style:parent-style-name="Standard">
      <style:text-properties style:text-underline-style="none" officeooo:rsid="001c121c" officeooo:paragraph-rsid="001da775"/>
    </style:style>
    <style:style style:name="P15" style:family="paragraph" style:parent-style-name="Standard">
      <style:text-properties style:text-underline-style="none" officeooo:rsid="001da775" officeooo:paragraph-rsid="001da775"/>
    </style:style>
    <style:style style:name="P16" style:family="paragraph" style:parent-style-name="Standard">
      <style:text-properties style:text-underline-style="none" officeooo:rsid="001da775" officeooo:paragraph-rsid="0020b51e"/>
    </style:style>
    <style:style style:name="P17" style:family="paragraph" style:parent-style-name="Standard">
      <style:text-properties officeooo:paragraph-rsid="0020b51e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997ea"/>
    </style:style>
    <style:style style:name="T4" style:family="text">
      <style:text-properties officeooo:rsid="001a9a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121c" style:font-weight-asian="normal" style:font-weight-complex="normal"/>
    </style:style>
    <style:style style:name="T7" style:family="text">
      <style:text-properties fo:font-weight="normal" officeooo:rsid="001da775" style:font-weight-asian="normal" style:font-weight-complex="normal"/>
    </style:style>
    <style:style style:name="T8" style:family="text">
      <style:text-properties fo:font-weight="normal" officeooo:rsid="001e36ea" style:font-weight-asian="normal" style:font-weight-complex="normal"/>
    </style:style>
    <style:style style:name="T9" style:family="text">
      <style:text-properties fo:font-weight="normal" officeooo:rsid="001ecab1" style:font-weight-asian="normal" style:font-weight-complex="normal"/>
    </style:style>
    <style:style style:name="T10" style:family="text">
      <style:text-properties fo:font-weight="normal" officeooo:rsid="0020b51e" style:font-weight-asian="normal" style:font-weight-complex="normal"/>
    </style:style>
    <style:style style:name="T11" style:family="text">
      <style:text-properties officeooo:rsid="0020b5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CareMyCar</text:span><text:span text:style-name="T1"> :</text:span><text:tab/></text:p>
      <text:p text:style-name="P17"/>
      <text:p text:style-name="P10">INTRO :</text:p>
      <text:p text:style-name="P10"/>
      <text:p text:style-name="P10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sharing</text:a></text:p>
      <text:p text:style-name="P10">Google doc</text:p>
      <text:p text:style-name="P17"/>
      <text:p text:style-name="P17">Prise OBD, entreprise qui protège les voitures.<text:tab/><text:tab/></text:p>
      <text:p text:style-name="Standard"><text:tab/><text:tab/><text:tab/><text:tab/><text:tab/>Protège les voitures de vol.</text:p>
      <text:p text:style-name="Standard"><text:tab/><text:tab/><text:tab/><text:tab/><text:tab/>CareMyCar</text:p>
      <text:p text:style-name="Standard">Chef Enzo :</text:p>
      <text:p text:style-name="Standard"/>
      <text:p text:style-name="Standard">- accords des assurance<text:tab/><text:tab/>- cibles : 25-65 ans</text:p>
      <text:p text:style-name="Standard">- faire une aplis (GSM )<text:tab/><text:tab/>- Choix des Offre</text:p>
      <text:p text:style-name="Standard">- Vente Sélectif<text:tab/><text:tab/><text:tab/>- Approche financières</text:p>
      <text:p text:style-name="Standard">- Entreprise privé<text:tab/><text:tab/><text:tab/></text:p>
      <text:p text:style-name="P1"/>
      <text:p text:style-name="P11">TP1 : </text:p>
      <text:p text:style-name="P2"/>
      <text:p text:style-name="P2">choix du groupe et des idée ; entrerpise qui se concentre sur la sécurité des voitures ( idée principale, sécurisée les prises OBS.</text:p>
      <text:p text:style-name="P2"/>
      <text:p text:style-name="P12"><text:span text:style-name="T4">TP2 </text:span><text:span text:style-name="T11">et TP3</text:span><text:span text:style-name="T4"> : </text:span></text:p>
      <text:p text:style-name="P8"/>
      <text:p text:style-name="P2">taille : <text:tab/><text:tab/><text:tab/>ETI, <text:s/>environ 5 000 ou moins avec un retour de 1,5 milliard €</text:p>
      <text:p text:style-name="P2">statue juridique : <text:tab/>priver</text:p>
      <text:p text:style-name="P2">approche : <text:tab/><text:tab/>économique</text:p>
      <text:p text:style-name="P3">système </text:p>
      <text:p text:style-name="P3">d’information :<text:tab/>rapidité, sécurité, simplicité,actualité, Fiabilité, Intégrité</text:p>
      <text:p text:style-name="P5">ressource matériel </text:p>
      <text:p text:style-name="P5">et financières :<text:tab/><text:tab/></text:p>
      <text:p text:style-name="Standard"/>
      <text:p text:style-name="P5">Chiffre d’affaire ( CA ) = prix x la quantité</text:p>
      <text:p text:style-name="P5"/>
      <text:p text:style-name="P5">secteur tertiaire : offre service comme des clé UBS</text:p>
      <text:p text:style-name="P5"/>
      <text:p text:style-name="P6">structure de l’entreprise, a voir plus tard</text:p>
      <text:p text:style-name="P6"/>
      <text:p text:style-name="P7"><text:span text:style-name="T6">vendre dans des garage, faire un lien avec les assurants</text:span></text:p>
      <text:p text:style-name="P7"><text:span text:style-name="T6"/></text:p>
      <text:p text:style-name="P9"><text:span text:style-name="T5">MICRO ET MACRO ENVIRONNEMENT</text:span></text:p>
      <text:p text:style-name="P9"><text:span text:style-name="T5"/></text:p>
      <text:p text:style-name="P13"><text:span text:style-name="T5">Micro :</text:span></text:p>
      <text:p text:style-name="P15"><text:span text:style-name="T5"/></text:p>
      <text:p text:style-name="P15"><text:span text:style-name="T5">Nouveaux entrants :</text:span></text:p>
      <text:p text:style-name="P15"><text:span text:style-name="T5"><text:tab/>- </text:span><text:span text:style-name="T9">barrière d’entrée : obstacle que l’on va trouvé a la création de l’entreprise</text:span></text:p>
      <text:p text:style-name="P15"><text:span text:style-name="T5"><text:tab/>- </text:span><text:span text:style-name="T9">économie d’</text:span><text:span text:style-name="T10">é</text:span><text:span text:style-name="T9">helle : faire un bilan de l’économie nécessaire a la création de l’entreprise</text:span></text:p>
      <text:p text:style-name="P15"><text:span text:style-name="T5"><text:tab/>- </text:span><text:span text:style-name="T9">politique d’entreprise : <text:s/>«  faire de thunes, et tant pis si sa coûte le vie a des gens. Se <text:tab/>débarrasser des gens et faire de la thunes » d’après le chef d’entreprise</text:span></text:p>
      <text:p text:style-name="P15"><text:span text:style-name="T9"><text:tab/>- Expérience ???</text:span></text:p>
      <text:p text:style-name="P15"><text:span text:style-name="T5"><text:tab/>- a</text:span><text:span text:style-name="T9">ccès aux canaux de distribution : ???</text:span></text:p>
      <text:p text:style-name="P15"><text:soft-page-break/><text:span text:style-name="T9"><text:tab/></text:span></text:p>
      <text:p text:style-name="P15"><text:span text:style-name="T5">concur</text:span><text:span text:style-name="T10">r</text:span><text:span text:style-name="T5">ence fournisseur :</text:span></text:p>
      <text:p text:style-name="P15"><text:span text:style-name="T5"><text:tab/>- </text:span><text:span text:style-name="T9">nombre de fournisseur : <text:s/>Chine ( nb inconnue )</text:span></text:p>
      <text:p text:style-name="P15"><text:span text:style-name="T5"><text:tab/>- </text:span><text:span text:style-name="T9">caractéristique du produit des fournisseur : mains d’œuvre peut cher et nombreux</text:span></text:p>
      <text:p text:style-name="P15"><text:span text:style-name="T5"><text:tab/>- </text:span><text:span text:style-name="T9">Habilité au produit de substitution :???</text:span></text:p>
      <text:p text:style-name="P15"><text:span text:style-name="T5"><text:tab/></text:span></text:p>
      <text:p text:style-name="P15"><text:span text:style-name="T5">rivalité entre les concur</text:span><text:span text:style-name="T10">r</text:span><text:span text:style-name="T5">ents :</text:span></text:p>
      <text:p text:style-name="P16"><text:span text:style-name="T5"><text:tab/>- </text:span><text:span text:style-name="T10">nb et diversité des concurrents : peux nombreux. Mais </text:span><text:span text:style-name="T5">si pas de partenariats, les <text:tab/>constructeur pourrons intégrer ça directement dans la voiture.</text:span></text:p>
      <text:p text:style-name="P15"><text:span text:style-name="T5"><text:tab/>- </text:span><text:span text:style-name="T10">Fidéliter de la marque ; pas de concurrent sur la scène mondiale, uniquement que des <text:tab/>petites <text:tab/>entreprises, donc démarcation efficace si on crée une ETI</text:span></text:p>
      <text:p text:style-name="P15"><text:span text:style-name="T5"/></text:p>
      <text:p text:style-name="P15"><text:span text:style-name="T5">produit de substitution : ???</text:span></text:p>
      <text:p text:style-name="P15"><text:span text:style-name="T5"/></text:p>
      <text:p text:style-name="P15"><text:span text:style-name="T5">pouvoir de client :</text:span></text:p>
      <text:p text:style-name="P15"><text:span text:style-name="T5"><text:tab/>- clients vise, entre 25 et 65, peur de vole de voiture ( surtout pour voiture cher ) propose de <text:tab/>sécuriser la voiture contre les voleur.</text:span></text:p>
      <text:p text:style-name="P15"><text:span text:style-name="T5"><text:tab/>- </text:span><text:span text:style-name="T8">très peut de concurrent donc pas besoin de beaucoup se démarquer</text:span></text:p>
      <text:p text:style-name="P15"><text:span text:style-name="T8"><text:tab/>- </text:span><text:span text:style-name="T9">varier prix en fonction de la demande ( voiture peut cher ; objet de base. Voiture plus cher ; <text:tab/>proposition d’extra, option utile en plus, version premium de l’objet de base )</text:span></text:p>
      <text:p text:style-name="P15"><text:span text:style-name="T9"><text:tab/>- objet de substitution ; ???</text:span></text:p>
      <text:p text:style-name="P15"><text:span text:style-name="T9"/></text:p>
      <text:p text:style-name="P1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mann LECOQ</meta:initial-creator>
    <meta:creation-date>2021-09-14T09:44:52.80</meta:creation-date>
    <dc:date>2021-09-24T12:11:10.925996395</dc:date>
    <meta:editing-duration>PT1H5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406" meta:character-count="2427" meta:non-whitespace-character-count="2010"/>
  </office:meta>
</office:document-meta>
</file>